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35.098cm" svg:height="10.5cm" svg:x="-0.098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Kuhn</meta:initial-creator>
    <meta:creation-date>2009-09-05T00:43:48</meta:creation-date>
    <dc:date>2009-09-24T19:21:42</dc:date>
    <dc:creator>julian </dc:creator>
    <meta:editing-duration>PT00H15M28S</meta:editing-duration>
    <meta:editing-cycles>6</meta:editing-cycles>
    <meta:generator>OpenOffice.org/3.1$Unix OpenOffice.org_project/310m19$Build-9420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6" style:family="chart">
      <style:chart-properties chart:auto-position="true" style:rotation-angle="90"/>
      <style:text-properties fo:font-size="25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5.099cm" svg:height="10.501cm" chart:class="chart:bar" chart:style-name="ch1">
        <chart:legend chart:legend-position="bottom" svg:x="3.638cm" svg:y="8.09cm" chart:style-name="ch2"/>
        <chart:plot-area chart:style-name="ch3" chart:data-source-has-labels="both" svg:x="1.201cm" svg:y="0.21cm" svg:width="32.496cm" svg:height="7.671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title svg:x="0.702cm" svg:y="8.093cm" chart:style-name="ch6">
              <text:p>Read
Throughput (in MB/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ache</text:p>
              </table:table-cell>
              <table:table-cell office:value-type="string">
                <text:p>Simple Write-Behind Cache</text:p>
              </table:table-cell>
              <table:table-cell office:value-type="string">
                <text:p>Aggregation Cache</text:p>
              </table:table-cell>
              <table:table-cell office:value-type="string">
                <text:p>Server-Directed I/O</text:p>
              </table:table-cell>
            </table:table-row>
          </table:table-header-rows>
          <table:table-rows>
            <table:table-row>
              <table:table-cell office:value-type="string">
                <text:p>Individual</text:p>
              </table:table-cell>
              <table:table-cell office:value-type="float" office:value="0.6848">
                <text:p>0.6848</text:p>
              </table:table-cell>
              <table:table-cell office:value-type="float" office:value="0.6848">
                <text:p>0.6848</text:p>
              </table:table-cell>
              <table:table-cell office:value-type="float" office:value="0.649069">
                <text:p>0.649069</text:p>
              </table:table-cell>
              <table:table-cell office:value-type="float" office:value="0.684424">
                <text:p>0.684424</text:p>
              </table:table-cell>
            </table:table-row>
            <table:table-row>
              <table:table-cell office:value-type="string">
                <text:p>Individual (100)</text:p>
              </table:table-cell>
              <table:table-cell office:value-type="float" office:value="0.849284">
                <text:p>0.849284</text:p>
              </table:table-cell>
              <table:table-cell office:value-type="float" office:value="0.849284">
                <text:p>0.849284</text:p>
              </table:table-cell>
              <table:table-cell office:value-type="float" office:value="10.25517">
                <text:p>10.25517</text:p>
              </table:table-cell>
              <table:table-cell office:value-type="float" office:value="15.44039">
                <text:p>15.44039</text:p>
              </table:table-cell>
            </table:table-row>
            <table:table-row>
              <table:table-cell office:value-type="string">
                <text:p>Individual (All)</text:p>
              </table:table-cell>
              <table:table-cell office:value-type="float" office:value="0.848694">
                <text:p>0.848694</text:p>
              </table:table-cell>
              <table:table-cell office:value-type="float" office:value="0.848694">
                <text:p>0.848694</text:p>
              </table:table-cell>
              <table:table-cell office:value-type="float" office:value="47.050572">
                <text:p>47.050572</text:p>
              </table:table-cell>
              <table:table-cell office:value-type="float" office:value="46.83519">
                <text:p>46.83519</text:p>
              </table:table-cell>
            </table:table-row>
            <table:table-row>
              <table:table-cell office:value-type="string">
                <text:p>Two-Phase</text:p>
              </table:table-cell>
              <table:table-cell office:value-type="float" office:value="16.58236">
                <text:p>16.58236</text:p>
              </table:table-cell>
              <table:table-cell office:value-type="float" office:value="16.58236">
                <text:p>16.58236</text:p>
              </table:table-cell>
              <table:table-cell office:value-type="float" office:value="16.58236">
                <text:p>16.58236</text:p>
              </table:table-cell>
              <table:table-cell office:value-type="float" office:value="16.52919">
                <text:p>16.52919</text:p>
              </table:table-cell>
            </table:table-row>
            <table:table-row>
              <table:table-cell office:value-type="string">
                <text:p>Interleaved Two-Phase</text:p>
              </table:table-cell>
              <table:table-cell office:value-type="float" office:value="21.056547">
                <text:p>21.056547</text:p>
              </table:table-cell>
              <table:table-cell office:value-type="float" office:value="21.05654">
                <text:p>21.05654</text:p>
              </table:table-cell>
              <table:table-cell office:value-type="float" office:value="23.95278">
                <text:p>23.95278</text:p>
              </table:table-cell>
              <table:table-cell office:value-type="float" office:value="24.094009">
                <text:p>24.094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